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Viewer.main( String [ ] arg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Viewer.TreeViewer( String title ,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Viewer.TreeVie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